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jpeg" manifest:full-path="Pictures/1000000000000268000000BD1DEE00B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e6e6e6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none" draw:textarea-vertical-align="middle" draw:auto-grow-height="false" fo:min-height="0.749cm" fo:min-width="0.49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none" draw:textarea-horizontal-align="center" draw:textarea-vertical-align="middle"/>
    </style:style>
    <style:style style:name="gr6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Bitstream Charter'" style:font-pitch="variable"/>
    </style:style>
    <style:style style:name="P4" style:family="paragraph">
      <style:text-properties fo:font-size="28pt"/>
    </style:style>
    <style:style style:name="P5" style:family="paragraph">
      <style:text-properties fo:font-size="36pt"/>
    </style:style>
    <style:style style:name="P6" style:family="paragraph">
      <style:paragraph-properties fo:margin-left="0.6cm" fo:margin-right="0cm" fo:text-indent="-0.6cm"/>
    </style:style>
    <style:style style:name="T1" style:family="text">
      <style:text-properties fo:font-family="'Bitstream Charter'" style:font-pitch="variable" fo:font-weight="bold"/>
    </style:style>
    <style:style style:name="T2" style:family="text">
      <style:text-properties fo:font-family="'Bitstream Charter'" style:font-pitch="variable"/>
    </style:style>
    <style:style style:name="T3" style:family="text">
      <style:text-properties fo:font-family="'Bitstream Charter'" style:font-pitch="variable" fo:font-style="normal" fo:font-weight="bold"/>
    </style:style>
    <style:style style:name="T4" style:family="text">
      <style:text-properties fo:font-family="'Bitstream Charter'" style:font-pitch="variable" fo:font-weight="normal"/>
    </style:style>
    <style:style style:name="T5" style:family="text">
      <style:text-properties fo:font-weight="bold"/>
    </style:style>
    <style:style style:name="T6" style:family="text">
      <style:text-properties fo:font-size="18pt" fo:font-weight="bold"/>
    </style:style>
    <style:style style:name="T7" style:family="text">
      <style:text-properties fo:font-size="14pt"/>
    </style:style>
    <style:style style:name="T8" style:family="text">
      <style:text-properties fo:font-size="3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1" draw:layer="layout" svg:width="17.9cm" svg:height="5.5cm" svg:x="1.6cm" svg:y="4cm">
          <draw:image xlink:href="Pictures/1000000000000268000000BD1DEE00BB.jpg" xlink:type="simple" xlink:show="embed" xlink:actuate="onLoad">
            <text:p text:style-name="P2"/>
          </draw:image>
        </draw:frame>
        <draw:frame draw:style-name="gr2" draw:text-style-name="P3" draw:layer="layout" svg:width="11.462cm" svg:height="7.911cm" svg:x="7.24cm" svg:y="10.753cm">
          <draw:text-box>
            <text:p text:style-name="P2"><text:span text:style-name="T1">RES</text:span></text:p>
            <text:p text:style-name="P2"><text:span text:style-name="T2">1b:a-dgro-dgal-non-2:6|1:a|2:keto|3:d</text:span></text:p>
            <text:p text:style-name="P2"><text:span text:style-name="T2">2s:amino</text:span></text:p>
            <text:p text:style-name="P2"><text:span text:style-name="T2">3b:a-dgro-dgal-non-2:6|1:a|2:keto|3:d</text:span></text:p>
            <text:p text:style-name="P2"><text:span text:style-name="T2">4s:amino</text:span></text:p>
            <text:p text:style-name="P2"><text:span text:style-name="T3">LIN</text:span></text:p>
            <text:p text:style-name="P2"><text:span text:style-name="T4">1:1d(5-1)2n</text:span></text:p>
            <text:p text:style-name="P2"><text:span text:style-name="T4">2:1o(8-2)2d</text:span></text:p>
            <text:p text:style-name="P2"><text:span text:style-name="T4">3:1o(9-1)2d</text:span></text:p>
            <text:p text:style-name="P2"><text:span text:style-name="T4">4:3d(5-1)4n</text:span></text:p>
          </draw:text-box>
        </draw:frame>
        <draw:custom-shape draw:style-name="gr3" draw:text-style-name="P1" draw:layer="layout" svg:width="0.5cm" svg:height="3.5cm" svg:x="6.24cm" svg:y="11cm">
          <text:p text:style-name="P2"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layer="layout" svg:width="3.626cm" svg:height="0.954cm" svg:x="1.474cm" svg:y="12.246cm">
          <draw:text-box>
            <text:p text:style-name="P2"><text:span text:style-name="T5">Residue list</text:span></text:p>
          </draw:text-box>
        </draw:frame>
        <draw:custom-shape draw:style-name="gr3" draw:text-style-name="P1" draw:layer="layout" svg:width="0.5cm" svg:height="3.5cm" svg:x="6.24cm" svg:y="15cm">
          <text:p text:style-name="P2"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layer="layout" svg:width="4.757cm" svg:height="1.657cm" svg:x="1.44cm" svg:y="16.2cm">
          <draw:text-box>
            <text:p text:style-name="P2"><text:span text:style-name="T5">Linkage section</text:span></text:p>
            <text:p text:style-name="P2"/>
          </draw:text-box>
        </draw:frame>
        <draw:frame draw:style-name="gr4" draw:layer="layout" svg:width="13.973cm" svg:height="0.954cm" svg:x="1.505cm" svg:y="2cm">
          <draw:text-box>
            <text:p text:style-name="P2"><text:s/>Fragment of a sequence with a lactonized sialic acid</text:p>
          </draw:text-box>
        </draw:frame>
        <draw:frame draw:style-name="gr4" draw:text-style-name="P4" draw:layer="layout" svg:width="6.297cm" svg:height="1.5cm" svg:x="6.305cm" svg:y="9.7cm">
          <draw:text-box>
            <text:p text:style-name="P2"><text:span text:style-name="T6">GlycoCT{HashCode}</text:span></text:p>
            <text:p text:style-name="P2"><text:span text:style-name="T7"/></text:p>
          </draw:text-box>
        </draw:frame>
        <draw:rect draw:style-name="gr5" draw:text-style-name="P1" draw:layer="layout" svg:width="18.5cm" svg:height="9cm" svg:x="0.2cm" svg:y="0.5cm">
          <text:p text:style-name="P2"/>
        </draw:rect>
        <draw:rect draw:style-name="gr5" draw:text-style-name="P1" draw:layer="layout" svg:width="18.5cm" svg:height="9.5cm" svg:x="0.2cm" svg:y="9.5cm">
          <text:p text:style-name="P2"/>
        </draw:rect>
        <draw:frame draw:style-name="gr4" draw:text-style-name="P5" draw:layer="layout" svg:width="1.421cm" svg:height="1.656cm" svg:x="0.079cm" svg:y="0.5cm">
          <draw:text-box>
            <text:p text:style-name="P2"><text:span text:style-name="T8">A</text:span></text:p>
          </draw:text-box>
        </draw:frame>
        <draw:frame draw:style-name="gr4" draw:text-style-name="P5" draw:layer="layout" svg:width="1.349cm" svg:height="1.656cm" svg:x="0.08cm" svg:y="9.5cm">
          <draw:text-box>
            <text:p text:style-name="P2"><text:span text:style-name="T8">B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1" presentation:class="page"/>
          <draw:frame presentation:style-name="pr1" draw:text-style-name="P6" draw:layer="layout" svg:width="16.79cm" svg:height="13.365cm" svg:x="2.098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de" fo:country="DE" style:font-family-asian="'Bitstream Vera Sans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ans'" style:font-family-generic="roman" style:font-pitch="variable" fo:font-size="44pt" fo:font-style="normal" fo:text-shadow="none" style:text-underline-style="none" fo:font-weight="normal" style:font-family-asian="Gothic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889cm" svg:height="1.04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9cm" svg:height="1.048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9cm" svg:height="1.048cm" svg:x="0cm" svg:y="19.94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9cm" svg:height="1.048cm" svg:x="16.811cm" svg:y="19.94cm">
        <draw:text-box>
          <text:p text:style-name="P3"><text:span text:style-name="T1"><text:page-number>&lt;Nummer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5cm" svg:y="19.131cm" presentation:class="page-number">
        <draw:text-box>
          <text:p text:style-name="P4"><text:span text:style-name="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cm" svg:y="2.257cm" presentation:class="page"/>
        <draw:frame presentation:style-name="Standard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2" draw:layer="backgroundobjects" svg:width="9.108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08cm" svg:height="1.484cm" svg:x="11.88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08cm" svg:height="1.484cm" svg:x="0cm" svg:y="28.216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08cm" svg:height="1.484cm" svg:x="11.88cm" svg:y="28.216cm" presentation:class="page-number">
          <draw:text-box>
            <text:p text:style-name="P4"><text:span text:style-name="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5-12-13T09:55:30</meta:creation-date>
    <dc:date>2007-04-23T11:35:17</dc:date>
    <dc:language>de-DE</dc:language>
    <meta:editing-cycles>18</meta:editing-cycles>
    <meta:editing-duration>PT2H36M17S</meta:editing-duration>
    <meta:user-defined meta:name="Info 1"/>
    <meta:user-defined meta:name="Info 2"/>
    <meta:user-defined meta:name="Info 3"/>
    <meta:user-defined meta:name="Info 4"/>
    <meta:document-statistic meta:object-count="35"/>
  </office:meta>
</office:document-meta>
</file>